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153.75pt"/>
    </style:style>
    <style:style style:name="co4" style:family="table-column">
      <style:table-column-properties fo:break-before="auto" style:column-width="161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b05e7"/>
    </style:style>
    <style:style style:name="ce3" style:family="table-cell" style:parent-style-name="Default">
      <style:text-properties fo:color="#d4dd0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weepingTest_DustinUbuntu" table:style-name="ta1">
        <table:shapes>
          <draw:frame draw:z-index="0" draw:style-name="gr1" draw:text-style-name="P1" svg:width="448.07pt" svg:height="341.09pt" svg:x="519.93pt" svg:y="0pt">
            <draw:object draw:notify-on-update-of-ranges="SweepingTest_DustinUbuntu.A2:SweepingTest_DustinUbuntu.A2 SweepingTest_DustinUbuntu.B2:SweepingTest_DustinUbuntu.B2 SweepingTest_DustinUbuntu.A20:SweepingTest_DustinUbuntu.A20 SweepingTest_DustinUbuntu.A3:SweepingTest_DustinUbuntu.A3 SweepingTest_DustinUbuntu.B3:SweepingTest_DustinUbuntu.B3 SweepingTest_DustinUbuntu.A21:SweepingTest_DustinUbuntu.A21 SweepingTest_DustinUbuntu.A4:SweepingTest_DustinUbuntu.A4 SweepingTest_DustinUbuntu.B4:SweepingTest_DustinUbuntu.B4 SweepingTest_DustinUbuntu.A5:SweepingTest_DustinUbuntu.A5 SweepingTest_DustinUbuntu.B5:SweepingTest_DustinUbuntu.B5 SweepingTest_DustinUbuntu.A6:SweepingTest_DustinUbuntu.A6 SweepingTest_DustinUbuntu.B6:SweepingTest_DustinUbuntu.B6 SweepingTest_DustinUbuntu.A7:SweepingTest_DustinUbuntu.A7 SweepingTest_DustinUbuntu.B7:SweepingTest_DustinUbuntu.B7 SweepingTest_DustinUbuntu.A8:SweepingTest_DustinUbuntu.A8 SweepingTest_DustinUbuntu.B8:SweepingTest_DustinUbuntu.B8 SweepingTest_DustinUbuntu.A9:SweepingTest_DustinUbuntu.A9 SweepingTest_DustinUbuntu.B9:SweepingTest_DustinUbuntu.B9 SweepingTest_DustinUbuntu.A10:SweepingTest_DustinUbuntu.A10 SweepingTest_DustinUbuntu.B10:SweepingTest_DustinUbuntu.B10 SweepingTest_DustinUbuntu.A11:SweepingTest_DustinUbuntu.A11 SweepingTest_DustinUbuntu.B11:SweepingTest_DustinUbuntu.B11 SweepingTest_DustinUbuntu.A12:SweepingTest_DustinUbuntu.A12 SweepingTest_DustinUbuntu.B12:SweepingTest_DustinUbuntu.B12 SweepingTest_DustinUbuntu.A13:SweepingTest_DustinUbuntu.A13 SweepingTest_DustinUbuntu.B13:SweepingTest_DustinUbuntu.B13 SweepingTest_DustinUbuntu.A14:SweepingTest_DustinUbuntu.A14 SweepingTest_DustinUbuntu.B14:SweepingTest_DustinUbuntu.B14 SweepingTest_DustinUbuntu.A15:SweepingTest_DustinUbuntu.A15 SweepingTest_DustinUbuntu.B15:SweepingTest_DustinUbuntu.B15 SweepingTest_DustinUbuntu.A16:SweepingTest_DustinUbuntu.A16 SweepingTest_DustinUbuntu.B16:SweepingTest_DustinUbuntu.B16 SweepingTest_DustinUbuntu.A17:SweepingTest_DustinUbuntu.A17 SweepingTest_DustinUbuntu.B16:SweepingTest_DustinUbuntu.B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umber of Trails</text:p>
          </table:table-cell>
          <table:table-cell table:style-name="ce1" office:value-type="string" calcext:value-type="string">
            <text:p>Average (seconds)</text:p>
          </table:table-cell>
          <table:table-cell table:style-name="ce1" office:value-type="string" calcext:value-type="string">
            <text:p>Standard Deviation (seconds)</text:p>
          </table:table-cell>
          <table:table-cell table:style-name="ce1" office:value-type="string" calcext:value-type="string">
            <text:p>Number of Encryption per Tri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87" calcext:value-type="float">
            <text:p>1.587</text:p>
          </table:table-cell>
          <table:table-cell office:value-type="float" office:value="0.007" calcext:value-type="float">
            <text:p>0.00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95" calcext:value-type="float">
            <text:p>1.595</text:p>
          </table:table-cell>
          <table:table-cell office:value-type="float" office:value="0.006" calcext:value-type="float">
            <text:p>0.006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94" calcext:value-type="float">
            <text:p>1.594</text:p>
          </table:table-cell>
          <table:table-cell office:value-type="float" office:value="0.004" calcext:value-type="float">
            <text:p>0.004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591" calcext:value-type="float">
            <text:p>1.591</text:p>
          </table:table-cell>
          <table:table-cell office:value-type="float" office:value="0.004" calcext:value-type="float">
            <text:p>0.004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94" calcext:value-type="float">
            <text:p>1.594</text:p>
          </table:table-cell>
          <table:table-cell office:value-type="float" office:value="0.006" calcext:value-type="float">
            <text:p>0.006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6" calcext:value-type="float">
            <text:p>1.6</text:p>
          </table:table-cell>
          <table:table-cell office:value-type="float" office:value="0.003" calcext:value-type="float">
            <text:p>0.003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95" calcext:value-type="float">
            <text:p>1.595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603" calcext:value-type="float">
            <text:p>1.603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6" calcext:value-type="float">
            <text:p>1.6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6" calcext:value-type="float">
            <text:p>1.6</text:p>
          </table:table-cell>
          <table:table-cell office:value-type="float" office:value="0.005" calcext:value-type="float">
            <text:p>0.00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599" calcext:value-type="float">
            <text:p>1.599</text:p>
          </table:table-cell>
          <table:table-cell office:value-type="float" office:value="0.003" calcext:value-type="float">
            <text:p>0.003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606" calcext:value-type="float">
            <text:p>1.606</text:p>
          </table:table-cell>
          <table:table-cell office:value-type="float" office:value="0.007" calcext:value-type="float">
            <text:p>0.00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05" calcext:value-type="float">
            <text:p>1.605</text:p>
          </table:table-cell>
          <table:table-cell office:value-type="float" office:value="0.004" calcext:value-type="float">
            <text:p>0.004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3"/>
          <table:table-cell table:number-columns-repeated="3"/>
        </table:table-row>
      </table:table>
      <table:table table:name="SweepingTest_FAB09" table:style-name="ta1">
        <table:shapes>
          <draw:frame draw:z-index="0" draw:style-name="gr1" draw:text-style-name="P1" svg:width="337.52pt" svg:height="315.5pt" svg:x="473.64pt" svg:y="32.37pt">
            <draw:object draw:notify-on-update-of-ranges="SweepingTest_FAB09.A2:SweepingTest_FAB09.A2 SweepingTest_FAB09.B2:SweepingTest_FAB09.B2 SweepingTest_FAB09.A3:SweepingTest_FAB09.A3 SweepingTest_FAB09.B3:SweepingTest_FAB09.B3 SweepingTest_FAB09.A4:SweepingTest_FAB09.A4 SweepingTest_FAB09.B4:SweepingTest_FAB09.B4 SweepingTest_FAB09.A5:SweepingTest_FAB09.A5 SweepingTest_FAB09.B5:SweepingTest_FAB09.B5 SweepingTest_FAB09.A6:SweepingTest_FAB09.A6 SweepingTest_FAB09.B6:SweepingTest_FAB09.B6 SweepingTest_FAB09.A7:SweepingTest_FAB09.A7 SweepingTest_FAB09.B7:SweepingTest_FAB09.B7 SweepingTest_FAB09.A8:SweepingTest_FAB09.A8 SweepingTest_FAB09.B8:SweepingTest_FAB09.B8 SweepingTest_FAB09.A9:SweepingTest_FAB09.A9 SweepingTest_FAB09.B9:SweepingTest_FAB09.B9 SweepingTest_FAB09.A10:SweepingTest_FAB09.A10 SweepingTest_FAB09.B10:SweepingTest_FAB09.B10 SweepingTest_FAB09.A11:SweepingTest_FAB09.A11 SweepingTest_FAB09.B11:SweepingTest_FAB09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umber of Trails</text:p>
          </table:table-cell>
          <table:table-cell table:style-name="ce1" office:value-type="string" calcext:value-type="string">
            <text:p>Average (seconds)</text:p>
          </table:table-cell>
          <table:table-cell table:style-name="ce1" office:value-type="string" calcext:value-type="string">
            <text:p>Standard Deviation (seconds)</text:p>
          </table:table-cell>
          <table:table-cell table:style-name="ce1" office:value-type="string" calcext:value-type="string">
            <text:p>Number of Encryption per Tri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16" calcext:value-type="float">
            <text:p>1.116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16" calcext:value-type="float">
            <text:p>1.116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14" calcext:value-type="float">
            <text:p>1.114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14" calcext:value-type="float">
            <text:p>1.114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15" calcext:value-type="float">
            <text:p>1.115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13" calcext:value-type="float">
            <text:p>1.113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112" calcext:value-type="float">
            <text:p>1.112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116" calcext:value-type="float">
            <text:p>1.116</text:p>
          </table:table-cell>
          <table:table-cell office:value-type="float" office:value="0.005" calcext:value-type="float">
            <text:p>0.005</text:p>
          </table:table-cell>
          <table:table-cell/>
        </table:table-row>
      </table:table>
      <table:table table:name="ArduinoUnoTest_Original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10:50:54.8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42:40.597000000</meta:creation-date>
    <dc:date>2018-05-28T21:12:25.760000000</dc:date>
    <meta:editing-duration>PT3H51M31S</meta:editing-duration>
    <meta:editing-cycles>2</meta:editing-cycles>
    <meta:generator>LibreOffice/4.4.5.2$Windows_x86 LibreOffice_project/a22f674fd25a3b6f45bdebf25400ed2adff0ff99</meta:generator>
    <meta:document-statistic meta:table-count="3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.615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onstant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chart-properties chart:error-lower-limit="0.007" chart:error-upper-limit="0.007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onstant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lower-limit="0.006" chart:error-upper-limit="0.006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lower-limit="0.004" chart:error-upper-limit="0.004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onstant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>
      <style:chart-properties chart:solid-type="cuboid"/>
      <style:graphic-properties draw:fill-color="#ffd320"/>
    </style:style>
    <style:style style:name="ch16" style:family="chart">
      <style:chart-properties chart:error-lower-limit="0.003" chart:error-upper-limit="0.0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7" style:family="chart">
      <style:chart-properties chart:error-lower-limit="0.002" chart:error-upper-limit="0.00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error-lower-limit="0.005" chart:error-upper-limit="0.0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808cm" svg:height="12.034cm" xlink:href=".." xlink:type="simple" chart:class="chart:bar" chart:row-mapping="0 1 2 3 4 5 6 7 8 9 10 11 12 13 14" chart:style-name="ch1">
        <chart:title svg:x="2.728cm" svg:y="0.376cm" chart:style-name="ch2">
          <text:p>Average Time to Complete N Trials on Home Desktop</text:p>
        </chart:title>
        <chart:plot-area chart:style-name="ch3" table:cell-range-address="SweepingTest_DustinUbuntu.A2:SweepingTest_DustinUbuntu.B16 SweepingTest_DustinUbuntu.A20:SweepingTest_DustinUbuntu.A21 SweepingTest_DustinUbuntu.A17:SweepingTest_DustinUbuntu.A17" chart:data-source-has-labels="column" svg:x="1.327cm" svg:y="1.395cm" svg:width="14.165cm" svg:height="9.418cm">
          <chartooo:coordinate-region svg:x="2.425cm" svg:y="1.594cm" svg:width="13.067cm" svg:height="9.02cm"/>
          <chart:axis chart:dimension="x" chart:name="primary-x" chart:style-name="ch4">
            <chart:title svg:x="6.235cm" svg:y="11.053cm" chart:style-name="ch5">
              <text:p>Number of Trials per Test (N)</text:p>
            </chart:title>
          </chart:axis>
          <chart:axis chart:dimension="y" chart:name="primary-y" chart:style-name="ch6">
            <chart:title svg:x="0.414cm" svg:y="7.958cm" chart:style-name="ch7">
              <text:p>Average Time (seconds)</text:p>
            </chart:title>
            <chart:grid chart:style-name="ch8" chart:class="major"/>
          </chart:axis>
          <chart:series chart:style-name="ch9" chart:values-cell-range-address="SweepingTest_DustinUbuntu.B2:SweepingTest_DustinUbuntu.B2" chart:label-cell-address="SweepingTest_DustinUbuntu.A2:SweepingTest_DustinUbuntu.A2" chart:class="chart:bar">
            <chart:error-indicator chart:style-name="ch10" chart:dimension="y"/>
            <chart:data-point/>
            <loext:propertry-mapping loext:property="FillColor" loext:cell-range-address="SweepingTest_DustinUbuntu.A20:SweepingTest_DustinUbuntu.A20"/>
          </chart:series>
          <chart:series chart:style-name="ch11" chart:values-cell-range-address="SweepingTest_DustinUbuntu.B3:SweepingTest_DustinUbuntu.B3" chart:label-cell-address="SweepingTest_DustinUbuntu.A3:SweepingTest_DustinUbuntu.A3" chart:class="chart:bar">
            <chart:error-indicator chart:style-name="ch12" chart:dimension="y"/>
            <chart:data-point/>
            <loext:propertry-mapping loext:property="FillColor" loext:cell-range-address="SweepingTest_DustinUbuntu.A21:SweepingTest_DustinUbuntu.A21"/>
          </chart:series>
          <chart:series chart:style-name="ch9" chart:values-cell-range-address="SweepingTest_DustinUbuntu.B4:SweepingTest_DustinUbuntu.B4" chart:label-cell-address="SweepingTest_DustinUbuntu.A4:SweepingTest_DustinUbuntu.A4" chart:class="chart:bar">
            <chart:error-indicator chart:style-name="ch13" chart:dimension="y"/>
            <chart:data-point/>
          </chart:series>
          <chart:series chart:style-name="ch14" chart:values-cell-range-address="SweepingTest_DustinUbuntu.B5:SweepingTest_DustinUbuntu.B5" chart:label-cell-address="SweepingTest_DustinUbuntu.A5:SweepingTest_DustinUbuntu.A5" chart:class="chart:bar">
            <chart:error-indicator chart:style-name="ch13" chart:dimension="y"/>
            <chart:data-point chart:style-name="ch15"/>
          </chart:series>
          <chart:series chart:style-name="ch9" chart:values-cell-range-address="SweepingTest_DustinUbuntu.B6:SweepingTest_DustinUbuntu.B6" chart:label-cell-address="SweepingTest_DustinUbuntu.A6:SweepingTest_DustinUbuntu.A6" chart:class="chart:bar">
            <chart:error-indicator chart:style-name="ch12" chart:dimension="y"/>
            <chart:data-point/>
          </chart:series>
          <chart:series chart:style-name="ch11" chart:values-cell-range-address="SweepingTest_DustinUbuntu.B7:SweepingTest_DustinUbuntu.B7" chart:label-cell-address="SweepingTest_DustinUbuntu.A7:SweepingTest_DustinUbuntu.A7" chart:class="chart:bar">
            <chart:error-indicator chart:style-name="ch16" chart:dimension="y"/>
            <chart:data-point/>
          </chart:series>
          <chart:series chart:style-name="ch9" chart:values-cell-range-address="SweepingTest_DustinUbuntu.B8:SweepingTest_DustinUbuntu.B8" chart:label-cell-address="SweepingTest_DustinUbuntu.A8:SweepingTest_DustinUbuntu.A8" chart:class="chart:bar">
            <chart:error-indicator chart:style-name="ch17" chart:dimension="y"/>
            <chart:data-point/>
          </chart:series>
          <chart:series chart:style-name="ch11" chart:values-cell-range-address="SweepingTest_DustinUbuntu.B9:SweepingTest_DustinUbuntu.B9" chart:label-cell-address="SweepingTest_DustinUbuntu.A9:SweepingTest_DustinUbuntu.A9" chart:class="chart:bar">
            <chart:error-indicator chart:style-name="ch17" chart:dimension="y"/>
            <chart:data-point/>
          </chart:series>
          <chart:series chart:style-name="ch9" chart:values-cell-range-address="SweepingTest_DustinUbuntu.B10:SweepingTest_DustinUbuntu.B10" chart:label-cell-address="SweepingTest_DustinUbuntu.A10:SweepingTest_DustinUbuntu.A10" chart:class="chart:bar">
            <chart:error-indicator chart:style-name="ch17" chart:dimension="y"/>
            <chart:data-point/>
          </chart:series>
          <chart:series chart:style-name="ch11" chart:values-cell-range-address="SweepingTest_DustinUbuntu.B11:SweepingTest_DustinUbuntu.B11" chart:label-cell-address="SweepingTest_DustinUbuntu.A11:SweepingTest_DustinUbuntu.A11" chart:class="chart:bar">
            <chart:error-indicator chart:style-name="ch17" chart:dimension="y"/>
            <chart:data-point/>
          </chart:series>
          <chart:series chart:style-name="ch9" chart:values-cell-range-address="SweepingTest_DustinUbuntu.B12:SweepingTest_DustinUbuntu.B12" chart:label-cell-address="SweepingTest_DustinUbuntu.A12:SweepingTest_DustinUbuntu.A12" chart:class="chart:bar">
            <chart:error-indicator chart:style-name="ch18" chart:dimension="y"/>
            <chart:data-point/>
          </chart:series>
          <chart:series chart:style-name="ch11" chart:values-cell-range-address="SweepingTest_DustinUbuntu.B13:SweepingTest_DustinUbuntu.B13" chart:label-cell-address="SweepingTest_DustinUbuntu.A13:SweepingTest_DustinUbuntu.A13" chart:class="chart:bar">
            <chart:error-indicator chart:style-name="ch17" chart:dimension="y"/>
            <chart:data-point/>
          </chart:series>
          <chart:series chart:style-name="ch9" chart:values-cell-range-address="SweepingTest_DustinUbuntu.B14:SweepingTest_DustinUbuntu.B14" chart:label-cell-address="SweepingTest_DustinUbuntu.A14:SweepingTest_DustinUbuntu.A14" chart:class="chart:bar">
            <chart:error-indicator chart:style-name="ch17" chart:dimension="y"/>
            <chart:data-point/>
          </chart:series>
          <chart:series chart:style-name="ch11" chart:values-cell-range-address="SweepingTest_DustinUbuntu.B15:SweepingTest_DustinUbuntu.B15" chart:label-cell-address="SweepingTest_DustinUbuntu.A15:SweepingTest_DustinUbuntu.A15" chart:class="chart:bar">
            <chart:error-indicator chart:style-name="ch16" chart:dimension="y"/>
            <chart:data-point/>
          </chart:series>
          <chart:series chart:style-name="ch9" chart:values-cell-range-address="SweepingTest_DustinUbuntu.B16:SweepingTest_DustinUbuntu.B16" chart:label-cell-address="SweepingTest_DustinUbuntu.A16:SweepingTest_DustinUbuntu.A16" chart:class="chart:bar">
            <chart:error-indicator chart:style-name="ch10" chart:dimension="y"/>
            <chart:data-point/>
          </chart:series>
          <chart:series chart:style-name="ch11" chart:values-cell-range-address="SweepingTest_DustinUbuntu.B16:SweepingTest_DustinUbuntu.B16" chart:label-cell-address="SweepingTest_DustinUbuntu.A17:SweepingTest_DustinUbuntu.A17" chart:class="chart:bar">
            <chart:error-indicator chart:style-name="ch13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weepingTest_DustinUbuntu.A2:SweepingTest_DustinUbuntu.A2</svg:desc>
                </draw:g>
              </table:table-cell>
              <table:table-cell office:value-type="float" office:value="1.587">
                <text:p>1.587</text:p>
                <draw:g>
                  <svg:desc>SweepingTest_DustinUbuntu.B2:SweepingTest_DustinUbuntu.B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weepingTest_DustinUbuntu.A20:SweepingTest_DustinUbuntu.A20</svg:desc>
                </draw:g>
              </table:table-cell>
            </table:table-row>
            <table:table-row>
              <table:table-cell office:value-type="string">
                <text:p>200</text:p>
                <draw:g>
                  <svg:desc>SweepingTest_DustinUbuntu.A3:SweepingTest_DustinUbuntu.A3</svg:desc>
                </draw:g>
              </table:table-cell>
              <table:table-cell office:value-type="float" office:value="1.595">
                <text:p>1.595</text:p>
                <draw:g>
                  <svg:desc>SweepingTest_DustinUbuntu.B3:SweepingTest_DustinUbuntu.B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weepingTest_DustinUbuntu.A21:SweepingTest_DustinUbuntu.A21</svg:desc>
                </draw:g>
              </table:table-cell>
            </table:table-row>
            <table:table-row>
              <table:table-cell office:value-type="string">
                <text:p>300</text:p>
                <draw:g>
                  <svg:desc>SweepingTest_DustinUbuntu.A4:SweepingTest_DustinUbuntu.A4</svg:desc>
                </draw:g>
              </table:table-cell>
              <table:table-cell office:value-type="float" office:value="1.594">
                <text:p>1.594</text:p>
                <draw:g>
                  <svg:desc>SweepingTest_DustinUbuntu.B4:SweepingTest_DustinUbuntu.B4</svg:desc>
                </draw:g>
              </table:table-cell>
            </table:table-row>
            <table:table-row>
              <table:table-cell office:value-type="string">
                <text:p>400</text:p>
                <draw:g>
                  <svg:desc>SweepingTest_DustinUbuntu.A5:SweepingTest_DustinUbuntu.A5</svg:desc>
                </draw:g>
              </table:table-cell>
              <table:table-cell office:value-type="float" office:value="1.591">
                <text:p>1.591</text:p>
                <draw:g>
                  <svg:desc>SweepingTest_DustinUbuntu.B5:SweepingTest_DustinUbuntu.B5</svg:desc>
                </draw:g>
              </table:table-cell>
            </table:table-row>
            <table:table-row>
              <table:table-cell office:value-type="string">
                <text:p>500</text:p>
                <draw:g>
                  <svg:desc>SweepingTest_DustinUbuntu.A6:SweepingTest_DustinUbuntu.A6</svg:desc>
                </draw:g>
              </table:table-cell>
              <table:table-cell office:value-type="float" office:value="1.594">
                <text:p>1.594</text:p>
                <draw:g>
                  <svg:desc>SweepingTest_DustinUbuntu.B6:SweepingTest_DustinUbuntu.B6</svg:desc>
                </draw:g>
              </table:table-cell>
            </table:table-row>
            <table:table-row>
              <table:table-cell office:value-type="string">
                <text:p>600</text:p>
                <draw:g>
                  <svg:desc>SweepingTest_DustinUbuntu.A7:SweepingTest_DustinUbuntu.A7</svg:desc>
                </draw:g>
              </table:table-cell>
              <table:table-cell office:value-type="float" office:value="1.6">
                <text:p>1.6</text:p>
                <draw:g>
                  <svg:desc>SweepingTest_DustinUbuntu.B7:SweepingTest_DustinUbuntu.B7</svg:desc>
                </draw:g>
              </table:table-cell>
            </table:table-row>
            <table:table-row>
              <table:table-cell office:value-type="string">
                <text:p>700</text:p>
                <draw:g>
                  <svg:desc>SweepingTest_DustinUbuntu.A8:SweepingTest_DustinUbuntu.A8</svg:desc>
                </draw:g>
              </table:table-cell>
              <table:table-cell office:value-type="float" office:value="1.595">
                <text:p>1.595</text:p>
                <draw:g>
                  <svg:desc>SweepingTest_DustinUbuntu.B8:SweepingTest_DustinUbuntu.B8</svg:desc>
                </draw:g>
              </table:table-cell>
            </table:table-row>
            <table:table-row>
              <table:table-cell office:value-type="string">
                <text:p>800</text:p>
                <draw:g>
                  <svg:desc>SweepingTest_DustinUbuntu.A9:SweepingTest_DustinUbuntu.A9</svg:desc>
                </draw:g>
              </table:table-cell>
              <table:table-cell office:value-type="float" office:value="1.603">
                <text:p>1.603</text:p>
                <draw:g>
                  <svg:desc>SweepingTest_DustinUbuntu.B9:SweepingTest_DustinUbuntu.B9</svg:desc>
                </draw:g>
              </table:table-cell>
            </table:table-row>
            <table:table-row>
              <table:table-cell office:value-type="string">
                <text:p>900</text:p>
                <draw:g>
                  <svg:desc>SweepingTest_DustinUbuntu.A10:SweepingTest_DustinUbuntu.A10</svg:desc>
                </draw:g>
              </table:table-cell>
              <table:table-cell office:value-type="float" office:value="1.6">
                <text:p>1.6</text:p>
                <draw:g>
                  <svg:desc>SweepingTest_DustinUbuntu.B10:SweepingTest_DustinUbuntu.B10</svg:desc>
                </draw:g>
              </table:table-cell>
            </table:table-row>
            <table:table-row>
              <table:table-cell office:value-type="string">
                <text:p>1000</text:p>
                <draw:g>
                  <svg:desc>SweepingTest_DustinUbuntu.A11:SweepingTest_DustinUbuntu.A11</svg:desc>
                </draw:g>
              </table:table-cell>
              <table:table-cell office:value-type="float" office:value="1.598">
                <text:p>1.598</text:p>
                <draw:g>
                  <svg:desc>SweepingTest_DustinUbuntu.B11:SweepingTest_DustinUbuntu.B11</svg:desc>
                </draw:g>
              </table:table-cell>
            </table:table-row>
            <table:table-row>
              <table:table-cell office:value-type="string">
                <text:p>1500</text:p>
                <draw:g>
                  <svg:desc>SweepingTest_DustinUbuntu.A12:SweepingTest_DustinUbuntu.A12</svg:desc>
                </draw:g>
              </table:table-cell>
              <table:table-cell office:value-type="float" office:value="1.6">
                <text:p>1.6</text:p>
                <draw:g>
                  <svg:desc>SweepingTest_DustinUbuntu.B12:SweepingTest_DustinUbuntu.B12</svg:desc>
                </draw:g>
              </table:table-cell>
            </table:table-row>
            <table:table-row>
              <table:table-cell office:value-type="string">
                <text:p>2000</text:p>
                <draw:g>
                  <svg:desc>SweepingTest_DustinUbuntu.A13:SweepingTest_DustinUbuntu.A13</svg:desc>
                </draw:g>
              </table:table-cell>
              <table:table-cell office:value-type="float" office:value="1.598">
                <text:p>1.598</text:p>
                <draw:g>
                  <svg:desc>SweepingTest_DustinUbuntu.B13:SweepingTest_DustinUbuntu.B13</svg:desc>
                </draw:g>
              </table:table-cell>
            </table:table-row>
            <table:table-row>
              <table:table-cell office:value-type="string">
                <text:p>2500</text:p>
                <draw:g>
                  <svg:desc>SweepingTest_DustinUbuntu.A14:SweepingTest_DustinUbuntu.A14</svg:desc>
                </draw:g>
              </table:table-cell>
              <table:table-cell office:value-type="float" office:value="1.598">
                <text:p>1.598</text:p>
                <draw:g>
                  <svg:desc>SweepingTest_DustinUbuntu.B14:SweepingTest_DustinUbuntu.B14</svg:desc>
                </draw:g>
              </table:table-cell>
            </table:table-row>
            <table:table-row>
              <table:table-cell office:value-type="string">
                <text:p>3000</text:p>
                <draw:g>
                  <svg:desc>SweepingTest_DustinUbuntu.A15:SweepingTest_DustinUbuntu.A15</svg:desc>
                </draw:g>
              </table:table-cell>
              <table:table-cell office:value-type="float" office:value="1.599">
                <text:p>1.599</text:p>
                <draw:g>
                  <svg:desc>SweepingTest_DustinUbuntu.B15:SweepingTest_DustinUbuntu.B15</svg:desc>
                </draw:g>
              </table:table-cell>
            </table:table-row>
            <table:table-row>
              <table:table-cell office:value-type="string">
                <text:p>3500</text:p>
                <draw:g>
                  <svg:desc>SweepingTest_DustinUbuntu.A16:SweepingTest_DustinUbuntu.A16</svg:desc>
                </draw:g>
              </table:table-cell>
              <table:table-cell office:value-type="float" office:value="1.606">
                <text:p>1.606</text:p>
                <draw:g>
                  <svg:desc>SweepingTest_DustinUbuntu.B16:SweepingTest_DustinUbuntu.B16</svg:desc>
                </draw:g>
              </table:table-cell>
            </table:table-row>
            <table:table-row>
              <table:table-cell office:value-type="string">
                <text:p>4000</text:p>
                <draw:g>
                  <svg:desc>SweepingTest_DustinUbuntu.A17:SweepingTest_DustinUbuntu.A17</svg:desc>
                </draw:g>
              </table:table-cell>
              <table:table-cell office:value-type="float" office:value="1.606">
                <text:p>1.606</text:p>
                <draw:g>
                  <svg:desc>SweepingTest_DustinUbuntu.B16:SweepingTest_DustinUbuntu.B1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105" chart:maximum="1.13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onstant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lower-limit="0.006" chart:error-upper-limit="0.006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  <style:graphic-properties draw:fill-color="#0084d1"/>
    </style:style>
    <style:style style:name="ch12" style:family="chart" style:data-style-name="N0">
      <style:chart-properties chart:link-data-style-to-source="true" chart:error-category="constant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chart-properties chart:error-lower-limit="0.004" chart:error-upper-limit="0.004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onstant"/>
      <style:graphic-properties draw:stroke="none" draw:fill-color="#0084d1"/>
      <style:text-properties fo:font-size="10pt" style:font-size-asian="10pt" style:font-size-complex="10pt"/>
    </style:style>
    <style:style style:name="ch15" style:family="chart">
      <style:chart-properties chart:error-lower-limit="0.005" chart:error-upper-limit="0.0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6" style:family="chart">
      <style:chart-properties chart:error-lower-limit="0.007" chart:error-upper-limit="0.007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908cm" svg:height="11.131cm" xlink:href=".." xlink:type="simple" chart:class="chart:bar" chart:style-name="ch1">
        <chart:title svg:x="0.897cm" svg:y="0.358cm" chart:style-name="ch2">
          <text:p>Average Time to Complete N Trials on PSU Desktop</text:p>
        </chart:title>
        <chart:plot-area chart:style-name="ch3" table:cell-range-address="SweepingTest_FAB09.A2:SweepingTest_FAB09.B11" chart:data-source-has-labels="column" svg:x="1.249cm" svg:y="1.359cm" svg:width="10.421cm" svg:height="8.569cm">
          <chartooo:coordinate-region svg:x="2.347cm" svg:y="1.558cm" svg:width="9.323cm" svg:height="8.171cm"/>
          <chart:axis chart:dimension="x" chart:name="primary-x" chart:style-name="ch4">
            <chart:title svg:x="4.285cm" svg:y="10.15cm" chart:style-name="ch5">
              <text:p>Number of Trials per Test (N)</text:p>
            </chart:title>
          </chart:axis>
          <chart:axis chart:dimension="y" chart:name="primary-y" chart:style-name="ch6">
            <chart:title svg:x="0.451cm" svg:y="7.473cm" chart:style-name="ch7">
              <text:p>Average Time (seconds)</text:p>
            </chart:title>
            <chart:grid chart:style-name="ch8" chart:class="major"/>
          </chart:axis>
          <chart:series chart:style-name="ch9" chart:values-cell-range-address="SweepingTest_FAB09.B2:SweepingTest_FAB09.B2" chart:label-cell-address="SweepingTest_FAB09.A2:SweepingTest_FAB09.A2" chart:class="chart:bar">
            <chart:error-indicator chart:style-name="ch10" chart:dimension="y"/>
            <chart:data-point chart:style-name="ch11"/>
          </chart:series>
          <chart:series chart:style-name="ch12" chart:values-cell-range-address="SweepingTest_FAB09.B3:SweepingTest_FAB09.B3" chart:label-cell-address="SweepingTest_FAB09.A3:SweepingTest_FAB09.A3" chart:class="chart:bar">
            <chart:error-indicator chart:style-name="ch13" chart:dimension="y"/>
            <chart:data-point/>
          </chart:series>
          <chart:series chart:style-name="ch14" chart:values-cell-range-address="SweepingTest_FAB09.B4:SweepingTest_FAB09.B4" chart:label-cell-address="SweepingTest_FAB09.A4:SweepingTest_FAB09.A4" chart:class="chart:bar">
            <chart:error-indicator chart:style-name="ch15" chart:dimension="y"/>
            <chart:data-point/>
          </chart:series>
          <chart:series chart:style-name="ch12" chart:values-cell-range-address="SweepingTest_FAB09.B5:SweepingTest_FAB09.B5" chart:label-cell-address="SweepingTest_FAB09.A5:SweepingTest_FAB09.A5" chart:class="chart:bar">
            <chart:error-indicator chart:style-name="ch16" chart:dimension="y"/>
            <chart:data-point/>
          </chart:series>
          <chart:series chart:style-name="ch14" chart:values-cell-range-address="SweepingTest_FAB09.B6:SweepingTest_FAB09.B6" chart:label-cell-address="SweepingTest_FAB09.A6:SweepingTest_FAB09.A6" chart:class="chart:bar">
            <chart:error-indicator chart:style-name="ch15" chart:dimension="y"/>
            <chart:data-point/>
          </chart:series>
          <chart:series chart:style-name="ch12" chart:values-cell-range-address="SweepingTest_FAB09.B7:SweepingTest_FAB09.B7" chart:label-cell-address="SweepingTest_FAB09.A7:SweepingTest_FAB09.A7" chart:class="chart:bar">
            <chart:error-indicator chart:style-name="ch15" chart:dimension="y"/>
            <chart:data-point/>
          </chart:series>
          <chart:series chart:style-name="ch14" chart:values-cell-range-address="SweepingTest_FAB09.B8:SweepingTest_FAB09.B8" chart:label-cell-address="SweepingTest_FAB09.A8:SweepingTest_FAB09.A8" chart:class="chart:bar">
            <chart:error-indicator chart:style-name="ch15" chart:dimension="y"/>
            <chart:data-point/>
          </chart:series>
          <chart:series chart:style-name="ch12" chart:values-cell-range-address="SweepingTest_FAB09.B9:SweepingTest_FAB09.B9" chart:label-cell-address="SweepingTest_FAB09.A9:SweepingTest_FAB09.A9" chart:class="chart:bar">
            <chart:error-indicator chart:style-name="ch10" chart:dimension="y"/>
            <chart:data-point/>
          </chart:series>
          <chart:series chart:style-name="ch14" chart:values-cell-range-address="SweepingTest_FAB09.B10:SweepingTest_FAB09.B10" chart:label-cell-address="SweepingTest_FAB09.A10:SweepingTest_FAB09.A10" chart:class="chart:bar">
            <chart:error-indicator chart:style-name="ch15" chart:dimension="y"/>
            <chart:data-point/>
          </chart:series>
          <chart:series chart:style-name="ch12" chart:values-cell-range-address="SweepingTest_FAB09.B11:SweepingTest_FAB09.B11" chart:label-cell-address="SweepingTest_FAB09.A11:SweepingTest_FAB09.A11" chart:class="chart:bar">
            <chart:error-indicator chart:style-name="ch15" chart:dimension="y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weepingTest_FAB09.A2:SweepingTest_FAB09.A2</svg:desc>
                </draw:g>
              </table:table-cell>
              <table:table-cell office:value-type="float" office:value="1.116">
                <text:p>1.116</text:p>
                <draw:g>
                  <svg:desc>SweepingTest_FAB09.B2:SweepingTest_FAB09.B2</svg:desc>
                </draw:g>
              </table:table-cell>
            </table:table-row>
            <table:table-row>
              <table:table-cell office:value-type="string">
                <text:p>200</text:p>
                <draw:g>
                  <svg:desc>SweepingTest_FAB09.A3:SweepingTest_FAB09.A3</svg:desc>
                </draw:g>
              </table:table-cell>
              <table:table-cell office:value-type="float" office:value="1.116">
                <text:p>1.116</text:p>
                <draw:g>
                  <svg:desc>SweepingTest_FAB09.B3:SweepingTest_FAB09.B3</svg:desc>
                </draw:g>
              </table:table-cell>
            </table:table-row>
            <table:table-row>
              <table:table-cell office:value-type="string">
                <text:p>300</text:p>
                <draw:g>
                  <svg:desc>SweepingTest_FAB09.A4:SweepingTest_FAB09.A4</svg:desc>
                </draw:g>
              </table:table-cell>
              <table:table-cell office:value-type="float" office:value="1.117">
                <text:p>1.117</text:p>
                <draw:g>
                  <svg:desc>SweepingTest_FAB09.B4:SweepingTest_FAB09.B4</svg:desc>
                </draw:g>
              </table:table-cell>
            </table:table-row>
            <table:table-row>
              <table:table-cell office:value-type="string">
                <text:p>400</text:p>
                <draw:g>
                  <svg:desc>SweepingTest_FAB09.A5:SweepingTest_FAB09.A5</svg:desc>
                </draw:g>
              </table:table-cell>
              <table:table-cell office:value-type="float" office:value="1.114">
                <text:p>1.114</text:p>
                <draw:g>
                  <svg:desc>SweepingTest_FAB09.B5:SweepingTest_FAB09.B5</svg:desc>
                </draw:g>
              </table:table-cell>
            </table:table-row>
            <table:table-row>
              <table:table-cell office:value-type="string">
                <text:p>500</text:p>
                <draw:g>
                  <svg:desc>SweepingTest_FAB09.A6:SweepingTest_FAB09.A6</svg:desc>
                </draw:g>
              </table:table-cell>
              <table:table-cell office:value-type="float" office:value="1.114">
                <text:p>1.114</text:p>
                <draw:g>
                  <svg:desc>SweepingTest_FAB09.B6:SweepingTest_FAB09.B6</svg:desc>
                </draw:g>
              </table:table-cell>
            </table:table-row>
            <table:table-row>
              <table:table-cell office:value-type="string">
                <text:p>600</text:p>
                <draw:g>
                  <svg:desc>SweepingTest_FAB09.A7:SweepingTest_FAB09.A7</svg:desc>
                </draw:g>
              </table:table-cell>
              <table:table-cell office:value-type="float" office:value="1.115">
                <text:p>1.115</text:p>
                <draw:g>
                  <svg:desc>SweepingTest_FAB09.B7:SweepingTest_FAB09.B7</svg:desc>
                </draw:g>
              </table:table-cell>
            </table:table-row>
            <table:table-row>
              <table:table-cell office:value-type="string">
                <text:p>700</text:p>
                <draw:g>
                  <svg:desc>SweepingTest_FAB09.A8:SweepingTest_FAB09.A8</svg:desc>
                </draw:g>
              </table:table-cell>
              <table:table-cell office:value-type="float" office:value="1.113">
                <text:p>1.113</text:p>
                <draw:g>
                  <svg:desc>SweepingTest_FAB09.B8:SweepingTest_FAB09.B8</svg:desc>
                </draw:g>
              </table:table-cell>
            </table:table-row>
            <table:table-row>
              <table:table-cell office:value-type="string">
                <text:p>800</text:p>
                <draw:g>
                  <svg:desc>SweepingTest_FAB09.A9:SweepingTest_FAB09.A9</svg:desc>
                </draw:g>
              </table:table-cell>
              <table:table-cell office:value-type="float" office:value="1.119">
                <text:p>1.119</text:p>
                <draw:g>
                  <svg:desc>SweepingTest_FAB09.B9:SweepingTest_FAB09.B9</svg:desc>
                </draw:g>
              </table:table-cell>
            </table:table-row>
            <table:table-row>
              <table:table-cell office:value-type="string">
                <text:p>900</text:p>
                <draw:g>
                  <svg:desc>SweepingTest_FAB09.A10:SweepingTest_FAB09.A10</svg:desc>
                </draw:g>
              </table:table-cell>
              <table:table-cell office:value-type="float" office:value="1.112">
                <text:p>1.112</text:p>
                <draw:g>
                  <svg:desc>SweepingTest_FAB09.B10:SweepingTest_FAB09.B10</svg:desc>
                </draw:g>
              </table:table-cell>
            </table:table-row>
            <table:table-row>
              <table:table-cell office:value-type="string">
                <text:p>1000</text:p>
                <draw:g>
                  <svg:desc>SweepingTest_FAB09.A11:SweepingTest_FAB09.A11</svg:desc>
                </draw:g>
              </table:table-cell>
              <table:table-cell office:value-type="float" office:value="1.116">
                <text:p>1.116</text:p>
                <draw:g>
                  <svg:desc>SweepingTest_FAB09.B11:SweepingTest_FAB09.B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